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noncampus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noncampus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0">
            <text:p>4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6">
            <text:p>3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24">
            <text:p>29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63">
            <text:p>3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PVCC Jefferson School Center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784">
            <text:p>5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0">
            <text:p>2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99">
            <text:p>1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33">
            <text:p>110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Northern VA - Arlington Learning Center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Phoenix - Virginia Beach Learning Center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75">
            <text:p>16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4">
            <text:p>86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468">
            <text:p>3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noncampus-vir" style:display-name="PageStyle_criminal-offenses-noncampus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